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Roboto" svg:font-family="Roboto, sans-serif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fo:letter-spacing="0.035cm" style:font-size-asian="14pt"/>
    </style:style>
    <style:style style:name="P2" style:family="paragraph" style:parent-style-name="Standard">
      <style:paragraph-properties fo:margin-left="-1cm" fo:margin-right="-1cm" fo:text-indent="0cm" style:auto-text-indent="false"/>
    </style:style>
    <style:style style:name="P3" style:family="paragraph" style:parent-style-name="Standard">
      <style:paragraph-properties fo:margin-left="-1cm" fo:margin-right="-1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-1cm" fo:text-indent="0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-1cm" fo:margin-right="-1cm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Heading_20_1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</style:style>
    <style:style style:name="P7" style:family="paragraph" style:parent-style-name="Heading_20_1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officeooo:paragraph-rsid="000aaf8c"/>
    </style:style>
    <style:style style:name="P8" style:family="paragraph" style:parent-style-name="Heading_20_1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officeooo:paragraph-rsid="000bf7a4"/>
    </style:style>
    <style:style style:name="P9" style:family="paragraph" style:parent-style-name="Heading_20_2">
      <style:text-properties officeooo:paragraph-rsid="000aaf8c"/>
    </style:style>
    <style:style style:name="P10" style:family="paragraph" style:parent-style-name="Heading_20_2">
      <style:text-properties fo:font-size="12pt" officeooo:paragraph-rsid="000bf7a4" style:font-size-asian="12pt"/>
    </style:style>
    <style:style style:name="P11" style:family="paragraph" style:parent-style-name="Standard" style:master-page-name="Standard">
      <style:paragraph-properties fo:margin-left="-1cm" fo:margin-right="-1cm" fo:line-height="150%" fo:text-align="center" style:justify-single-word="false" fo:text-indent="0cm" style:auto-text-indent="false" style:page-number="auto" fo:padding-left="0.141cm" fo:padding-right="0.141cm" fo:padding-top="0cm" fo:padding-bottom="0.035cm" fo:border="0.51pt solid #000000"/>
      <style:text-properties fo:font-size="14pt" fo:letter-spacing="0.035cm" style:font-size-asian="14pt"/>
    </style:style>
    <style:style style:name="P12" style:family="paragraph" style:parent-style-name="Standard" style:master-page-name="Standard">
      <style:paragraph-properties fo:margin-left="-1cm" fo:margin-right="-1cm" fo:line-height="150%" fo:text-align="center" style:justify-single-word="false" fo:text-indent="0cm" style:auto-text-indent="false" style:page-number="auto" fo:padding-left="0.141cm" fo:padding-right="0.141cm" fo:padding-top="0cm" fo:padding-bottom="0.035cm" fo:border="0.51pt solid #000000"/>
      <style:text-properties fo:font-size="14pt" fo:letter-spacing="0.035cm" officeooo:paragraph-rsid="000aaf8c" style:font-size-asian="14pt"/>
    </style:style>
    <style:style style:name="P13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fo:letter-spacing="0.035cm" officeooo:paragraph-rsid="000aaf8c" style:font-size-asian="14pt"/>
    </style:style>
    <style:style style:name="P14" style:family="paragraph" style:parent-style-name="Standard" style:master-page-name="Standard">
      <style:paragraph-properties fo:margin-left="-1cm" fo:margin-right="-1cm" fo:line-height="150%" fo:text-align="center" style:justify-single-word="false" fo:text-indent="0cm" style:auto-text-indent="false" style:page-number="auto" fo:padding-left="0.141cm" fo:padding-right="0.141cm" fo:padding-top="0cm" fo:padding-bottom="0.035cm" fo:border="0.51pt solid #000000"/>
      <style:text-properties fo:font-size="14pt" fo:letter-spacing="0.035cm" officeooo:paragraph-rsid="000bf7a4" style:font-size-asian="14pt"/>
    </style:style>
    <style:style style:name="P15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fo:letter-spacing="0.035cm" officeooo:paragraph-rsid="000bf7a4" style:font-size-asian="14pt"/>
    </style:style>
    <style:style style:name="P16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style:font-size-asian="14pt"/>
    </style:style>
    <style:style style:name="P17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officeooo:paragraph-rsid="000aaf8c" style:font-size-asian="14pt"/>
    </style:style>
    <style:style style:name="P18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officeooo:paragraph-rsid="000bf7a4" style:font-size-asian="14pt"/>
    </style:style>
    <style:style style:name="P19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officeooo:rsid="000aaf8c" officeooo:paragraph-rsid="000aaf8c" style:font-size-asian="14pt"/>
    </style:style>
    <style:style style:name="P20" style:family="paragraph" style:parent-style-name="Standard" style:list-style-name="WW8Num2">
      <style:paragraph-properties fo:margin-left="0cm" fo:margin-right="-1cm" fo:text-indent="0cm" style:auto-text-indent="false"/>
      <style:text-properties fo:font-size="12pt" officeooo:paragraph-rsid="000aaf8c" style:font-size-asian="12pt"/>
    </style:style>
    <style:style style:name="P21" style:family="paragraph" style:parent-style-name="Standard" style:list-style-name="WW8Num2">
      <style:paragraph-properties fo:margin-left="0cm" fo:margin-right="-1cm" fo:text-indent="0cm" style:auto-text-indent="false"/>
      <style:text-properties fo:font-size="12pt" officeooo:paragraph-rsid="000bf7a4" style:font-size-asian="12pt"/>
    </style:style>
    <style:style style:name="P22" style:family="paragraph" style:parent-style-name="Standard">
      <style:paragraph-properties fo:margin-left="-1cm" fo:margin-right="-1cm" fo:text-indent="0cm" style:auto-text-indent="false"/>
      <style:text-properties fo:font-size="12pt" officeooo:paragraph-rsid="000aaf8c" style:font-size-asian="12pt"/>
    </style:style>
    <style:style style:name="P23" style:family="paragraph" style:parent-style-name="Standard">
      <style:paragraph-properties fo:margin-left="0cm" fo:margin-right="-1cm" fo:text-indent="0cm" style:auto-text-indent="false"/>
      <style:text-properties fo:font-size="12pt" officeooo:paragraph-rsid="000aaf8c" style:font-size-asian="12pt"/>
    </style:style>
    <style:style style:name="P24" style:family="paragraph" style:parent-style-name="Standard">
      <style:paragraph-properties fo:margin-left="-1cm" fo:margin-right="-1cm" fo:text-indent="0cm" style:auto-text-indent="false"/>
      <style:text-properties fo:font-size="12pt" officeooo:paragraph-rsid="000bf7a4" style:font-size-asian="12pt"/>
    </style:style>
    <style:style style:name="P25" style:family="paragraph" style:parent-style-name="Standard">
      <style:paragraph-properties fo:margin-left="0cm" fo:margin-right="-1cm" fo:text-indent="0cm" style:auto-text-indent="false"/>
      <style:text-properties fo:font-size="12pt" officeooo:paragraph-rsid="000bf7a4" style:font-size-asian="12pt"/>
    </style:style>
    <style:style style:name="P26" style:family="paragraph" style:parent-style-name="Standard" style:list-style-name="WW8Num2">
      <style:paragraph-properties fo:margin-left="0cm" fo:margin-right="-1cm" fo:text-indent="0cm" style:auto-text-indent="false"/>
      <style:text-properties fo:font-size="12pt" officeooo:rsid="000d9e73" officeooo:paragraph-rsid="000d9e73" style:font-size-asian="12pt"/>
    </style:style>
    <style:style style:name="P27" style:family="paragraph" style:parent-style-name="Standard">
      <style:paragraph-properties fo:margin-left="-1cm" fo:margin-right="-1cm" fo:text-indent="0cm" style:auto-text-indent="false"/>
      <style:text-properties fo:font-size="12pt" officeooo:rsid="000d9e73" officeooo:paragraph-rsid="000d9e73" style:font-size-asian="12pt"/>
    </style:style>
    <style:style style:name="P28" style:family="paragraph" style:parent-style-name="Standard">
      <style:paragraph-properties fo:margin-left="-1cm" fo:margin-right="-1cm" fo:text-indent="0cm" style:auto-text-indent="false"/>
      <style:text-properties fo:font-size="12pt" officeooo:rsid="000d9e73" style:font-size-asian="12pt"/>
    </style:style>
    <style:style style:name="P29" style:family="paragraph" style:parent-style-name="Standard">
      <style:paragraph-properties fo:margin-left="-1cm" fo:margin-right="-1cm" fo:text-indent="0cm" style:auto-text-indent="false"/>
      <style:text-properties fo:font-size="12pt" officeooo:rsid="000f1a20" officeooo:paragraph-rsid="000f1a20" style:font-size-asian="12pt"/>
    </style:style>
    <style:style style:name="P30" style:family="paragraph" style:parent-style-name="Standard">
      <style:paragraph-properties fo:margin-left="-1cm" fo:margin-right="-1cm" fo:text-indent="0cm" style:auto-text-indent="false"/>
      <style:text-properties fo:font-size="12pt" fo:font-weight="bold" officeooo:paragraph-rsid="000aaf8c" style:font-size-asian="12pt" style:font-weight-asian="bold"/>
    </style:style>
    <style:style style:name="P31" style:family="paragraph" style:parent-style-name="Standard">
      <style:paragraph-properties fo:margin-left="-1cm" fo:margin-right="-1cm" fo:text-indent="0cm" style:auto-text-indent="false"/>
      <style:text-properties fo:font-size="12pt" fo:font-weight="bold" officeooo:paragraph-rsid="000bf7a4" style:font-size-asian="12pt" style:font-weight-asian="bold"/>
    </style:style>
    <style:style style:name="P32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fo:language="zxx" fo:country="none" officeooo:paragraph-rsid="000aaf8c" style:font-size-asian="12pt"/>
    </style:style>
    <style:style style:name="P33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fo:language="zxx" fo:country="none" officeooo:paragraph-rsid="000bf7a4" style:font-size-asian="12pt"/>
    </style:style>
    <style:style style:name="P34" style:family="paragraph" style:parent-style-name="Standard">
      <style:paragraph-properties fo:margin-left="-1cm" fo:margin-right="-1cm" fo:text-indent="0cm" style:auto-text-indent="false"/>
    </style:style>
    <style:style style:name="P35" style:family="paragraph" style:parent-style-name="Standard">
      <style:paragraph-properties fo:margin-left="-1cm" fo:margin-right="-1cm" fo:text-indent="0cm" style:auto-text-indent="false">
        <style:tab-stops>
          <style:tab-stop style:position="17.002cm" style:type="right"/>
        </style:tab-stops>
      </style:paragraph-properties>
    </style:style>
    <style:style style:name="P36" style:family="paragraph" style:parent-style-name="Standard">
      <style:paragraph-properties fo:margin-left="-1cm" fo:margin-right="-1cm" fo:text-indent="0cm" style:auto-text-indent="false">
        <style:tab-stops>
          <style:tab-stop style:position="17.002cm" style:type="right"/>
        </style:tab-stops>
      </style:paragraph-properties>
      <style:text-properties officeooo:paragraph-rsid="000aaf8c"/>
    </style:style>
    <style:style style:name="P37" style:family="paragraph" style:parent-style-name="Standard">
      <style:paragraph-properties fo:margin-left="-1cm" fo:margin-right="-1cm" fo:text-indent="0cm" style:auto-text-indent="false">
        <style:tab-stops>
          <style:tab-stop style:position="17.002cm" style:type="right"/>
        </style:tab-stops>
      </style:paragraph-properties>
      <style:text-properties officeooo:paragraph-rsid="000bf7a4"/>
    </style:style>
    <style:style style:name="P38" style:family="paragraph" style:parent-style-name="Standard">
      <style:paragraph-properties fo:margin-left="-1cm" fo:margin-right="-1cm" fo:text-indent="0cm" style:auto-text-indent="false"/>
      <style:text-properties officeooo:paragraph-rsid="000aaf8c"/>
    </style:style>
    <style:style style:name="P39" style:family="paragraph" style:parent-style-name="Standard">
      <style:paragraph-properties fo:margin-left="-1cm" fo:margin-right="-1cm" fo:text-indent="0cm" style:auto-text-indent="false"/>
      <style:text-properties officeooo:paragraph-rsid="000bf7a4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a462c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a462c" style:font-size-asian="12pt"/>
    </style:style>
    <style:style style:name="T5" style:family="text">
      <style:text-properties fo:font-size="12pt" officeooo:rsid="000aaf8c" style:font-size-asian="12pt"/>
    </style:style>
    <style:style style:name="T6" style:family="text">
      <style:text-properties fo:font-size="12pt" officeooo:rsid="000bf7a4" style:font-size-asian="12pt"/>
    </style:style>
    <style:style style:name="T7" style:family="text">
      <style:text-properties fo:font-size="12pt" fo:font-weight="normal" officeooo:rsid="000bf7a4" style:font-size-asian="12pt" style:font-weight-asian="normal"/>
    </style:style>
    <style:style style:name="T8" style:family="text">
      <style:text-properties officeooo:rsid="000a462c"/>
    </style:style>
    <style:style style:name="T9" style:family="text">
      <style:text-properties fo:letter-spacing="0.035cm"/>
    </style:style>
    <style:style style:name="T10" style:family="text">
      <style:text-properties fo:letter-spacing="0.035cm" officeooo:rsid="000a462c"/>
    </style:style>
    <style:style style:name="T11" style:family="text">
      <style:text-properties fo:letter-spacing="0.035cm" officeooo:rsid="000aaf8c"/>
    </style:style>
    <style:style style:name="T12" style:family="text">
      <style:text-properties fo:letter-spacing="0.035cm" officeooo:rsid="000bf7a4"/>
    </style:style>
    <style:style style:name="T13" style:family="text">
      <style:text-properties officeooo:rsid="000bf7a4"/>
    </style:style>
    <style:style style:name="T14" style:family="text">
      <style:text-properties officeooo:rsid="000e0495"/>
    </style:style>
    <style:style style:name="T15" style:family="text"/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FR Sciences et Techniques – <text:span text:style-name="T8">Master 1 Informatique</text:span> </text:p>
      <text:p text:style-name="P1">Compte-rendu de la réunion <text:span text:style-name="T8">1</text:span> du projet</text:p>
      <text:p text:style-name="P16"><text:span text:style-name="T10">Mardi</text:span><text:span text:style-name="T9"> </text:span><text:span text:style-name="T10">7</text:span><text:span text:style-name="T9"> novembre 20</text:span><text:span text:style-name="T10">2</text:span><text:span text:style-name="T11">3</text:span></text:p>
      <text:p text:style-name="P19"><text:span text:style-name="T10">M</text:span><text:span text:style-name="T9">ardi</text:span></text:p>
      <text:p text:style-name="P3"/>
      <text:p text:style-name="P2"><text:span text:style-name="T1">Présents (</text:span><text:span text:style-name="T2">4</text:span><text:span text:style-name="T1"> personnes)</text:span><text:span text:style-name="T3"> : </text:span><text:span text:style-name="T5">Emmanuel Blanchard, Mathis Boquain, Alexandre Lochain, Oualid Siraji.</text:span></text:p>
      <text:p text:style-name="P5"/>
      <text:p text:style-name="P2"><text:span text:style-name="T1">Points abordés</text:span><text:span text:style-name="T3"> :</text:span></text:p>
      <text:list xml:id="list3517891228" text:style-name="WW8Num2">
        <text:list-item>
          <text:p text:style-name="P26">Review du projet en génral</text:p>
        </text:list-item>
      </text:list>
      <text:p text:style-name="P4"/>
      <text:p text:style-name="P2"><text:span text:style-name="T1">Documents distribués</text:span><text:span text:style-name="T3"> </text:span><text:span text:style-name="T1">avant la réunion</text:span><text:span text:style-name="T3"> (pas de document)</text:span></text:p>
      <text:p text:style-name="P4"/>
      <text:h text:style-name="P6" text:outline-level="1"><text:span text:style-name="T3">Rédacteur : </text:span><text:span text:style-name="T7">Mathis Boquain</text:span><text:span text:style-name="T3"><text:tab/>Relecteur : ***********</text:span></text:h>
      <text:p text:style-name="P3"/>
      <text:p text:style-name="P35"><text:span text:style-name="T1">Début de séance</text:span><text:span text:style-name="T3"> : 1</text:span><text:span text:style-name="T4">3h</text:span><text:span text:style-name="T1"><text:tab/>Fin de séance</text:span><text:span text:style-name="T3"> : 1</text:span><text:span text:style-name="T4">3</text:span><text:span text:style-name="T3">h</text:span><text:span text:style-name="T4">35</text:span></text:p>
      <text:p text:style-name="P28"/>
      <text:p text:style-name="P28"/>
      <text:p text:style-name="P28"/>
      <text:p text:style-name="P27"><draw:line text:anchor-type="char" draw:z-index="0" draw:name="Forme1" draw:style-name="gr1" draw:text-style-name="P40" svg:x1="1.819cm" svg:y1="-0.838cm" svg:x2="12.487cm" svg:y2="-0.838cm"><text:p/></draw:line>Présentation du projet en général de comment chaque partie du cahier des charges fonctionnent entres elles :</text:p>
      <text:p text:style-name="P27"/>
      <text:p text:style-name="P27">- Présentation d’un data lakehouse et sa structuration : il contient de grandes quanités de données ainsi qu’un data warehouse</text:p>
      <text:p text:style-name="P27">- Présentation d’un data warehouse : il sert <text:span text:style-name="T14">à</text:span> <text:span text:style-name="T14">app</text:span>liquer un certain traitement sur les données à travers 3 étapes </text:p>
      <text:p text:style-name="P27">- Présentation de YoloV8 ainsi que des deux types de données que l’ont va utilisées</text:p>
      <text:p text:style-name="P27">- Présentation des différentes technologies utilisées pour le data <text:span text:style-name="T14">ware</text:span>house (DBT , PostGreSQL)</text:p>
      <text:p text:style-name="P27"/>
      <text:p text:style-name="P12">UFR Sciences et Techniques – <text:span text:style-name="T8">Master 1 Informatique</text:span> </text:p>
      <text:p text:style-name="P13">Compte-rendu de la réunion <text:span text:style-name="T8">1</text:span> du projet</text:p>
      <text:p text:style-name="P17"><text:span text:style-name="T10">Mardi</text:span><text:span text:style-name="T9"> </text:span><text:span text:style-name="T11">21</text:span><text:span text:style-name="T9"> novembre 20</text:span><text:span text:style-name="T10">2</text:span><text:span text:style-name="T11">3</text:span></text:p>
      <text:p text:style-name="P22"/>
      <text:p text:style-name="P38"><text:span text:style-name="T1">Présents (</text:span><text:span text:style-name="T2">4</text:span><text:span text:style-name="T1"> personnes)</text:span><text:span text:style-name="T3"> : </text:span><text:span text:style-name="T5">Emmanuel Blanchard, Mathis Boquain, Alexandre Lochain, Oualid Siraji.</text:span></text:p>
      <text:p text:style-name="P30"/>
      <text:p text:style-name="P38"><text:span text:style-name="T1">Points abordés</text:span><text:span text:style-name="T3"> :</text:span></text:p>
      <text:list xml:id="list202413838696648" text:continue-numbering="true" text:style-name="WW8Num2">
        <text:list-item>
          <text:p text:style-name="P20">Point sur la bibliographie <text:s/></text:p>
        </text:list-item>
        <text:list-item>
          <text:p text:style-name="P20">Travail à faire</text:p>
        </text:list-item>
      </text:list>
      <text:p text:style-name="P23"/>
      <text:p text:style-name="P38"><text:span text:style-name="T1">Documents distribués</text:span><text:span text:style-name="T3"> </text:span><text:span text:style-name="T1">avant la réunion</text:span><text:span text:style-name="T3"> (pas de document)</text:span></text:p>
      <text:p text:style-name="P23"/>
      <text:h text:style-name="P7" text:outline-level="1"><text:span text:style-name="T3">Rédacteur : </text:span><text:span text:style-name="T7">Alexandre Lochain</text:span><text:span text:style-name="T3"><text:tab/>Relecteur : ***********</text:span></text:h>
      <text:p text:style-name="P22"/>
      <text:p text:style-name="P36"><text:span text:style-name="T1">Début de séance</text:span><text:span text:style-name="T3"> : 1</text:span><text:span text:style-name="T5">4</text:span><text:span text:style-name="T4">h</text:span><text:span text:style-name="T1"><text:tab/>Fin de séance</text:span><text:span text:style-name="T3"> : 1</text:span><text:span text:style-name="T5">5h20</text:span></text:p>
      <text:p text:style-name="P22"/>
      <text:p text:style-name="P32"><draw:line text:anchor-type="char" draw:z-index="1" draw:name="Forme 1" draw:style-name="gr1" draw:text-style-name="P40" svg:x1="1.819cm" svg:y1="0.162cm" svg:x2="12.487cm" svg:y2="0.162cm"><text:p/></draw:line></text:p>
      <text:h text:style-name="P9" text:outline-level="2"/>
      <text:p text:style-name="P3"/>
      <text:p text:style-name="P3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4">UFR Sciences et Techniques – <text:span text:style-name="T8">Master 1 Informatique</text:span> </text:p>
      <text:p text:style-name="P15">Compte-rendu de la réunion <text:span text:style-name="T13">2</text:span> du projet</text:p>
      <text:p text:style-name="P18"><text:span text:style-name="T12">Jeudi</text:span><text:span text:style-name="T9"> </text:span><text:span text:style-name="T12">30</text:span><text:span text:style-name="T9"> novembre 20</text:span><text:span text:style-name="T10">2</text:span><text:span text:style-name="T11">3</text:span></text:p>
      <text:p text:style-name="P24"/>
      <text:p text:style-name="P39"><text:span text:style-name="T1">Présents (</text:span><text:span text:style-name="T2">4</text:span><text:span text:style-name="T1"> personnes)</text:span><text:span text:style-name="T3"> : </text:span><text:span text:style-name="T5">Emmanuel Blanchard, Mathis Boquain, Alexandre Lochain, Oualid Siraji.</text:span></text:p>
      <text:p text:style-name="P31"/>
      <text:p text:style-name="P39"><text:span text:style-name="T1">Points abordés</text:span><text:span text:style-name="T3"> :</text:span></text:p>
      <text:list xml:id="list202413265971546" text:continue-numbering="true" text:style-name="WW8Num2">
        <text:list-item>
          <text:p text:style-name="P21">Point sur la bibliographie <text:s/></text:p>
        </text:list-item>
        <text:list-item>
          <text:p text:style-name="P21">Travail à faire</text:p>
        </text:list-item>
      </text:list>
      <text:p text:style-name="P25"/>
      <text:p text:style-name="P39"><text:span text:style-name="T1">Documents distribués</text:span><text:span text:style-name="T3"> </text:span><text:span text:style-name="T1">avant la réunion</text:span><text:span text:style-name="T3"> (pas de document)</text:span></text:p>
      <text:p text:style-name="P25"/>
      <text:h text:style-name="P8" text:outline-level="1"><text:span text:style-name="T3">Rédacteur : </text:span><text:span text:style-name="T7">Mathis Boquain</text:span><text:span text:style-name="T3"><text:tab/>Relecteur : ***********</text:span></text:h>
      <text:p text:style-name="P24"/>
      <text:p text:style-name="P37"><text:span text:style-name="T1">Début de séance</text:span><text:span text:style-name="T3"> : 1</text:span><text:span text:style-name="T6">1</text:span><text:span text:style-name="T4">h</text:span><text:span text:style-name="T6">30</text:span><text:span text:style-name="T1"><text:tab/>Fin de séance</text:span><text:span text:style-name="T3"> : 1</text:span><text:span text:style-name="T6">2</text:span><text:span text:style-name="T5">h</text:span><text:span text:style-name="T6">3</text:span><text:span text:style-name="T5">0</text:span></text:p>
      <text:p text:style-name="P24"/>
      <text:p text:style-name="P33"><draw:line text:anchor-type="char" draw:z-index="2" draw:name="Forme 3" draw:style-name="gr1" draw:text-style-name="P40" svg:x1="1.819cm" svg:y1="0.162cm" svg:x2="12.487cm" svg:y2="0.162cm"><text:p/></draw:line></text:p>
      <text:h text:style-name="P10" text:outline-level="2"/>
      <text:p text:style-name="P29"/>
      <text:p text:style-name="P24"/>
      <text:p text:style-name="P39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Roboto" svg:font-family="Roboto, sans-serif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-1cm" fo:margin-right="0cm" fo:text-align="justify" style:justify-single-word="false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cm" fo:margin-right="-1cm" fo:text-align="justify" style:justify-single-word="false" fo:text-indent="0cm" style:auto-text-indent="false" fo:keep-with-next="always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e_20_courant" style:display-name="texte courant" style:family="paragraph" style:parent-style-name="Heading_20_3" style:default-outline-level="" style:list-style-name="">
      <style:paragraph-properties fo:margin-left="0cm" fo:margin-right="-1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.499cm" fo:margin-bottom="1.27cm" fo:margin-left="2.499cm" fo:margin-right="2.499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>IUT Informatique de Calais</dc:title>
    <meta:initial-creator>Claudine Toffolon</meta:initial-creator>
    <meta:creation-date>2002-11-14T17:33:00</meta:creation-date>
    <dc:date>2023-12-10T20:23:50.273000000</dc:date>
    <meta:print-date>2002-11-07T17:41:00</meta:print-date>
    <dc:language>fr-FR</dc:language>
    <meta:editing-cycles>10</meta:editing-cycles>
    <meta:editing-duration>PT32M7S</meta:editing-duration>
    <meta:document-statistic meta:table-count="0" meta:image-count="0" meta:object-count="0" meta:page-count="3" meta:paragraph-count="36" meta:word-count="285" meta:character-count="1766" meta:non-whitespace-character-count="1510"/>
    <meta:user-defined meta:name="Info 1"/>
    <meta:user-defined meta:name="Info 2"/>
    <meta:user-defined meta:name="Info 3"/>
    <meta:user-defined meta:name="Info 4"/>
  </office:meta>
</office:document-meta>
</file>